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text-properties officeooo:rsid="0010f34b" officeooo:paragraph-rsid="0010f34b"/>
    </style:style>
    <style:style style:name="P2" style:family="paragraph" style:parent-style-name="Text_20_body">
      <style:text-properties officeooo:rsid="0010f34b"/>
    </style:style>
    <style:style style:name="T1" style:family="text">
      <style:text-properties officeooo:rsid="0010f34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rta de Presentaci<text:span text:style-name="T1">ó</text:span>n</text:p>
      <text:p text:style-name="Text_20_body"/>
      <text:p text:style-name="Text_20_body"/>
      <text:p text:style-name="Text_20_body"/>
      <text:p text:style-name="P1"><text:span text:style-name="T2">Nombre</text:span><text:span text:style-name="T2">:</text:span> Yeray Trejo Sánchez</text:p>
      <text:p text:style-name="P1"/>
      <text:p text:style-name="P1">Me dirijo a ustedes para expresar mi interés en realizar las practicas de trabajo en su empresa, como parte del Ciclo Formativo de Desarrollador de Aplicaciones Multiplataformas que curso actualmente en Alan Turing.</text:p>
      <text:p text:style-name="P2">Durante mi formación he adquirido conocimientos en Java, Base de Datos y paginas webs. Me considero una persona responsable, iniciativa y compromiso.</text:p>
      <text:p text:style-name="P1">Actualmente estoy viviendo en Malaga – Trinidad, sin embargo yo soy de Canarias concretamente de Fuerteventura donde estudia Bachillerato de ciencias. Aunque me hubiese encantado seguir estudiando en mi tierra tuve que moverme a Malaga con unos compañeros para poder encontrar trabajo y practicas relacionadas con DAM.</text:p>
      <text:p text:style-name="P2">Adjunto mi currículum vitae para su consideración y quedo a su disposición para ampliar cualquier información o realizar una entrevista si lo estiman oportuno.</text:p>
      <text:p text:style-name="P2">Agradezco de antemano su atención y el tiempo dedicado a mi solicitud.</text:p>
      <text:p text:style-name="P1"/>
      <text:p text:style-name="P1">Yerya Trejo Sánch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2:56:00.985693400</meta:creation-date>
    <dc:date>2025-11-14T13:47:33.002838500</dc:date>
    <meta:editing-duration>PT51M33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8" meta:word-count="147" meta:character-count="978" meta:non-whitespace-character-count="838"/>
  </office:meta>
</office:document-meta>
</file>